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8/09/2021</text:span></text:p>
      <text:p text:style-name="P9"/>
      <text:p text:style-name="P10">RECIBI CONFORME</text:p>
      <text:p text:style-name="P9"/>
      <text:p text:style-name="P11">CLIENTE: LIZANA PUQUIO, OMAR REYNALDO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LIZANA PUQUIO, OMAR REYNAL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1:40:4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